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Bitstream Vera Sans Mono', 'Courier New', Courier, monospace"/>
    <style:font-face style:name="Lato" svg:font-family="Lato, sans-serif"/>
    <style:font-face style:name="Lohit Devanagari1" svg:font-family="'Lohit Devanagari'"/>
    <style:font-face style:name="Poppins" svg:font-family="Poppins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8.706cm" fo:margin-left="0cm" table:align="left"/>
    </style:style>
    <style:style style:name="Tableau1.A" style:family="table-column">
      <style:table-column-properties style:column-width="18.706cm"/>
    </style:style>
    <style:style style:name="Tableau1.A1" style:family="table-cell">
      <style:table-cell-properties style:vertical-align="middle" fo:padding="0cm" fo:border="none"/>
    </style:style>
    <style:style style:name="P1" style:family="paragraph" style:parent-style-name="Heading_20_6">
      <style:paragraph-properties fo:margin-left="0cm" fo:margin-right="0cm" fo:margin-top="0cm" fo:margin-bottom="0.529cm" loext:contextual-spacing="false" fo:line-height="150%" fo:orphans="2" fo:widows="2" fo:text-indent="0cm" style:auto-text-indent="false"/>
      <style:text-properties fo:font-variant="normal" fo:text-transform="none" fo:color="#000000" style:font-name="Arial" fo:font-size="13pt" fo:letter-spacing="normal" fo:font-style="normal" fo:font-weight="normal" style:font-size-asian="13pt" style:font-size-complex="13pt"/>
    </style:style>
    <style:style style:name="P2" style:family="paragraph" style:parent-style-name="Standard">
      <style:text-properties officeooo:rsid="001f0ee4" officeooo:paragraph-rsid="001f0ee4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officeooo:rsid="001f0ee4" officeooo:paragraph-rsid="001f0ee4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Arial" fo:font-size="13pt" officeooo:rsid="001f0ee4" officeooo:paragraph-rsid="001f0ee4" style:font-size-asian="13pt" style:font-size-complex="13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55555" style:font-name="Lato" fo:font-size="12pt" fo:letter-spacing="normal" fo:font-style="normal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variant="normal" fo:text-transform="none" fo:background-color="#ffffff" loext:padding="0cm" loext:border="none"/>
    </style:style>
    <style:style style:name="P8" style:family="paragraph" style:parent-style-name="Text_20_body">
      <style:paragraph-properties fo:text-align="justify" style:justify-single-word="false"/>
      <style:text-properties officeooo:rsid="001f0ee4" officeooo:paragraph-rsid="001f0ee4"/>
    </style:style>
    <style:style style:name="P9" style:family="paragraph" style:parent-style-name="Text_20_body">
      <style:paragraph-properties fo:orphans="2" fo:widows="2"/>
      <style:text-properties fo:font-variant="normal" fo:text-transform="none" fo:color="#555555" style:font-name="Lato" fo:font-size="12pt" fo:letter-spacing="normal" fo:font-style="normal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P10" style:family="paragraph" style:parent-style-name="Text_20_body" style:list-style-name="L1">
      <style:paragraph-properties fo:margin-left="0.265cm" fo:margin-right="0cm" fo:margin-top="0cm" fo:margin-bottom="0cm" loext:contextual-spacing="false" fo:orphans="2" fo:widows="2" fo:text-indent="0cm" style:auto-text-indent="false" fo:padding="0cm" fo:border="none"/>
      <style:text-properties fo:color="#000000" style:font-name="Arial" fo:font-size="13pt" style:font-size-asian="13pt" style:font-size-complex="13pt"/>
    </style:style>
    <style:style style:name="P11" style:family="paragraph" style:parent-style-name="Text_20_body">
      <style:paragraph-properties fo:margin-left="0.265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12" style:family="paragraph" style:parent-style-name="Text_20_body" style:list-style-name="L1">
      <style:paragraph-properties fo:margin-left="0.265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13" style:family="paragraph" style:parent-style-name="Text_20_body">
      <style:paragraph-properties fo:margin-left="0.265cm" fo:margin-right="0cm" fo:margin-top="0cm" fo:margin-bottom="0cm" loext:contextual-spacing="false" fo:text-align="center" style:justify-single-word="false" fo:orphans="2" fo:widows="2" fo:text-indent="0cm" style:auto-text-indent="false" fo:padding="0cm" fo:border="none"/>
      <style:text-properties fo:font-size="18pt" officeooo:rsid="001f0ee4" officeooo:paragraph-rsid="001f0ee4" style:font-size-asian="18pt" style:font-size-complex="18pt"/>
    </style:style>
    <style:style style:name="P14" style:family="paragraph" style:parent-style-name="Text_20_body">
      <style:paragraph-properties fo:margin-left="0.265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size="13pt" officeooo:rsid="001f0ee4" officeooo:paragraph-rsid="001f0ee4" style:font-size-asian="11.3500003814697pt" style:font-size-complex="13pt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padding="0cm" fo:border="none"/>
      <style:text-properties fo:font-size="18pt" officeooo:rsid="001f0ee4" officeooo:paragraph-rsid="001f0ee4" style:font-size-asian="18pt" style:font-size-complex="18pt"/>
    </style:style>
    <style:style style:name="T1" style:family="text">
      <style:text-properties fo:font-variant="normal" fo:text-transform="none" fo:color="#555555" style:font-name="Lato" fo:font-size="12pt" fo:letter-spacing="normal" fo:font-style="normal" fo:font-weight="normal"/>
    </style:style>
    <style:style style:name="T2" style:family="text">
      <style:text-properties fo:font-variant="normal" fo:text-transform="none" fo:color="#555555" style:font-name="Lato" fo:font-size="12pt" fo:letter-spacing="normal" fo:font-style="normal" fo:font-weight="bold"/>
    </style:style>
    <style:style style:name="T3" style:family="text">
      <style:text-properties fo:font-variant="normal" fo:text-transform="none" fo:color="#555555" fo:font-size="12pt" fo:letter-spacing="normal" fo:font-style="normal" fo:font-weight="normal"/>
    </style:style>
    <style:style style:name="T4" style:family="text">
      <style:text-properties fo:font-variant="normal" fo:text-transform="none" fo:color="#555555" fo:font-size="12pt" fo:letter-spacing="normal" fo:font-style="normal" fo:font-weight="bold"/>
    </style:style>
    <style:style style:name="T5" style:family="text">
      <style:text-properties fo:font-variant="normal" fo:text-transform="none" fo:color="#555555" style:font-name="Arial" fo:font-size="12pt" fo:letter-spacing="normal" fo:font-style="normal" fo:font-weight="normal"/>
    </style:style>
    <style:style style:name="T6" style:family="text">
      <style:text-properties fo:font-variant="normal" fo:text-transform="none" fo:color="#555555" style:font-name="Arial" fo:font-size="12pt" fo:letter-spacing="normal" fo:font-style="normal" fo:font-weight="bold"/>
    </style:style>
    <style:style style:name="T7" style:family="text">
      <style:text-properties fo:font-variant="normal" fo:text-transform="none" fo:color="#555555" style:font-name="Arial" fo:letter-spacing="normal" fo:font-style="normal" fo:font-weight="normal"/>
    </style:style>
    <style:style style:name="T8" style:family="text">
      <style:text-properties fo:font-variant="normal" fo:text-transform="none" fo:color="#555555" style:font-name="Arial" fo:letter-spacing="normal" fo:font-style="normal" fo:font-weight="bold"/>
    </style:style>
    <style:style style:name="T9" style:family="text">
      <style:text-properties fo:font-variant="normal" fo:text-transform="none" fo:color="#555555" style:font-name="Arial" fo:font-size="14pt" fo:letter-spacing="normal" fo:font-style="normal" fo:font-weight="normal" style:font-size-asian="14pt" style:font-size-complex="14pt"/>
    </style:style>
    <style:style style:name="T10" style:family="text">
      <style:text-properties fo:font-variant="normal" fo:text-transform="none" fo:color="#555555" style:font-name="Arial" fo:font-size="14pt" fo:letter-spacing="normal" fo:font-style="normal" fo:font-weight="bold" style:font-size-asian="14pt" style:font-size-complex="14pt"/>
    </style:style>
    <style:style style:name="T11" style:family="text">
      <style:text-properties fo:font-variant="normal" fo:text-transform="none" fo:color="#555555" style:font-name="Arial" fo:font-size="13pt" fo:letter-spacing="normal" fo:font-style="normal" fo:font-weight="normal" style:font-size-asian="13pt" style:font-size-complex="13pt"/>
    </style:style>
    <style:style style:name="T12" style:family="text">
      <style:text-properties fo:font-variant="normal" fo:text-transform="none" fo:color="#555555" fo:letter-spacing="normal" fo:font-style="normal" fo:font-weight="normal"/>
    </style:style>
    <style:style style:name="T13" style:family="text">
      <style:text-properties fo:font-variant="normal" fo:text-transform="none" fo:color="#c9211e" style:font-name="Arial" fo:font-size="14pt" fo:letter-spacing="normal" fo:font-style="normal" fo:font-weight="normal" style:font-size-asian="14pt" style:font-size-complex="14pt"/>
    </style:style>
    <style:style style:name="T14" style:family="text">
      <style:text-properties fo:font-variant="normal" fo:text-transform="none" fo:color="#c9211e" style:font-name="Arial" fo:font-size="14pt" fo:letter-spacing="normal" fo:font-style="normal" fo:font-weight="bold" style:font-size-asian="14pt" style:font-size-complex="14pt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fo:font-variant="normal" fo:text-transform="none" style:font-name="Arial" fo:font-size="14pt" fo:letter-spacing="normal" fo:font-style="normal" fo:font-weight="normal" style:font-size-asian="14pt" style:font-size-complex="14pt"/>
    </style:style>
    <style:style style:name="T17" style:family="text">
      <style:text-properties fo:font-variant="normal" fo:text-transform="none" style:font-name="Arial" fo:font-size="14pt" fo:letter-spacing="normal" fo:font-style="normal" fo:font-weight="bold" style:font-size-asian="14pt" style:font-size-complex="14pt"/>
    </style:style>
    <style:style style:name="T18" style:family="text">
      <style:text-properties fo:font-variant="normal" fo:text-transform="none" fo:color="#000000" style:font-name="Arial" fo:font-size="14pt" fo:letter-spacing="normal" fo:font-style="normal" fo:font-weight="normal" style:font-size-asian="14pt" style:font-size-complex="14pt"/>
    </style:style>
    <style:style style:name="T19" style:family="text">
      <style:text-properties fo:font-variant="normal" fo:text-transform="none" fo:color="#000000" style:font-name="Arial" fo:font-size="14pt" fo:letter-spacing="normal" fo:font-style="normal" fo:font-weight="bold" style:font-size-asian="14pt" style:font-size-complex="14pt"/>
    </style:style>
    <style:style style:name="T20" style:family="text">
      <style:text-properties fo:font-variant="normal" fo:text-transform="none" fo:color="#000000" style:font-name="Arial" fo:letter-spacing="normal" fo:font-style="normal" fo:font-weight="normal"/>
    </style:style>
    <style:style style:name="T21" style:family="text">
      <style:text-properties fo:font-variant="normal" fo:text-transform="none" fo:color="#000000" style:font-name="Arial" fo:letter-spacing="normal" fo:font-style="normal" fo:font-weight="bold"/>
    </style:style>
    <style:style style:name="T22" style:family="text">
      <style:text-properties fo:font-variant="normal" fo:text-transform="none" fo:color="#000000" style:font-name="Arial" fo:font-size="13pt" fo:letter-spacing="normal" fo:font-style="normal" fo:font-weight="normal" style:font-size-asian="13pt" style:font-size-complex="13pt"/>
    </style:style>
    <style:style style:name="T23" style:family="text">
      <style:text-properties fo:font-variant="normal" fo:text-transform="none" fo:color="#000000" style:font-name="Arial" fo:font-size="13pt" fo:letter-spacing="normal" fo:font-style="normal" fo:font-weight="bold" style:font-size-asian="13pt" style:font-size-complex="13pt"/>
    </style:style>
    <style:style style:name="T24" style:family="text">
      <style:text-properties fo:font-variant="normal" fo:text-transform="none" fo:color="#000000" style:font-name="Arial" fo:font-size="13pt" fo:letter-spacing="normal" fo:font-style="normal" fo:font-weight="bold" style:font-size-asian="13pt" style:font-weight-asian="bold" style:font-size-complex="13pt" style:font-weight-complex="bold"/>
    </style:style>
    <style:style style:name="T25" style:family="text">
      <style:text-properties fo:font-variant="normal" fo:text-transform="none" fo:color="#000000" fo:font-size="14pt" fo:letter-spacing="normal" fo:font-style="normal" fo:font-weight="normal" style:font-size-asian="14pt" style:font-size-complex="14pt"/>
    </style:style>
    <style:style style:name="T26" style:family="text">
      <style:text-properties fo:font-variant="normal" fo:text-transform="none" fo:color="#000000" fo:font-size="14pt" fo:letter-spacing="normal" fo:font-style="normal" fo:font-weight="bold" style:font-size-asian="14pt" style:font-size-complex="14pt"/>
    </style:style>
    <style:style style:name="T27" style:family="text">
      <style:text-properties fo:font-variant="normal" fo:text-transform="none" fo:color="#000000" style:font-name="Consolas" fo:font-style="normal" fo:font-weight="normal" fo:background-color="#ffffff" loext:char-shading-value="0" loext:padding="0cm" loext:border="none"/>
    </style:style>
    <style:style style:name="T28" style:family="text">
      <style:text-properties fo:font-variant="normal" fo:text-transform="none" fo:color="#000000" style:font-name="Consolas" fo:font-style="normal" fo:font-weight="normal" fo:background-color="#ffffff" loext:char-shading-value="0" style:font-name-asian="Consolas" style:font-style-asian="normal" style:font-weight-asian="normal" style:font-name-complex="Consolas" style:font-style-complex="normal" style:font-weight-complex="normal" loext:padding="0cm" loext:border="none"/>
    </style:style>
    <style:style style:name="T29" style:family="text">
      <style:text-properties fo:font-variant="normal" fo:text-transform="none" fo:color="#006699" style:font-name="Consolas" fo:font-style="normal" fo:font-weight="bold" fo:background-color="#ffffff" loext:char-shading-value="0" loext:padding="0cm" loext:border="none"/>
    </style:style>
    <style:style style:name="T30" style:family="text">
      <style:text-properties fo:font-variant="normal" fo:text-transform="none" style:font-name="Consolas" fo:font-style="normal" fo:font-weight="normal" fo:background-color="#ffffff" loext:char-shading-value="0" loext:padding="0cm" loext:border="none"/>
    </style:style>
    <style:style style:name="T31" style:family="text">
      <style:text-properties fo:font-variant="normal" fo:text-transform="none" fo:color="#d63384" fo:background-color="#ffffff" loext:char-shading-value="0" loext:padding="0cm" loext:border="none"/>
    </style:style>
    <style:style style:name="T32" style:family="text">
      <style:text-properties fo:font-variant="normal" fo:text-transform="none" fo:color="#0000ff" style:font-name="Consolas" fo:font-style="normal" fo:font-weight="normal" fo:background-color="#ffffff" loext:char-shading-value="0" loext:padding="0cm" loext:border="none"/>
    </style:style>
    <style:style style:name="T33" style:family="text">
      <style:text-properties fo:font-variant="normal" fo:text-transform="none" fo:color="#008200" style:font-name="Consolas" fo:font-style="normal" fo:font-weight="normal" fo:background-color="#ffffff" loext:char-shading-value="0" loext:padding="0cm" loext:border="none"/>
    </style:style>
    <style:style style:name="T34" style:family="text">
      <style:text-properties fo:font-variant="normal" fo:text-transform="none" fo:color="#ff1493" style:font-name="Consolas" fo:font-style="normal" fo:font-weight="normal" fo:background-color="#ffffff" loext:char-shading-value="0" loext:padding="0cm" loext:border="none"/>
    </style:style>
    <style:style style:name="T35" style:family="text">
      <style:text-properties fo:font-variant="normal" fo:text-transform="none" fo:color="#009900" style:font-name="Consolas" fo:font-style="normal" fo:font-weight="normal" fo:background-color="#ffffff" loext:char-shading-value="0" loext:padding="0cm" loext:border="none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65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ercice</text:p>
      <text:p text:style-name="P2"/>
      <text:p text:style-name="P8"><text:span text:style-name="T22">Soit un fichier typé intitulé </text:span><text:span text:style-name="T24">concours.txt</text:span><text:span text:style-name="T22"> qui comporte les enregistrements relatifs aux candidats d’un concours. Chaque enregistrement est composé de : </text:span><text:span text:style-name="Strong_20_Emphasis"><text:span text:style-name="T23">NCIN, NOM, PRENOM, AGE, DECISION</text:span></text:span><text:span text:style-name="T22"> : (type contenant les identificateurs suivants : </text:span><text:span text:style-name="Strong_20_Emphasis"><text:span text:style-name="T23">admis, refusé, ajourné</text:span></text:span><text:span text:style-name="T22">), et séparé par point virgule (</text:span><text:span text:style-name="Strong_20_Emphasis"><text:span text:style-name="T23">;</text:span></text:span><text:span text:style-name="T22">).</text:span></text:p>
      <text:h text:style-name="P1" text:outline-level="6">Travail demandé :</text:h>
      <text:list xml:id="list1235660869" text:style-name="L1">
        <text:list-item>
          <text:p text:style-name="P12"><text:span text:style-name="T11"><text:s text:c="2"/></text:span><text:span text:style-name="T22">Définir la fonction </text:span><text:span text:style-name="Strong_20_Emphasis"><text:span text:style-name="T23">saisir() </text:span></text:span><text:span text:style-name="T22">qui permet de remplir les données relatives aux candidats dans le fichier </text:span><text:span text:style-name="T24">concours.txt</text:span></text:p>
          <text:p text:style-name="P10"><text:span text:style-name="T15"/></text:p>
        </text:list-item>
        <text:list-item>
          <text:p text:style-name="P12"><text:span text:style-name="T22"><text:s text:c="2"/>Définir la fonction</text:span><text:span text:style-name="Strong_20_Emphasis"><text:span text:style-name="T22"> </text:span></text:span><text:span text:style-name="Strong_20_Emphasis"><text:span text:style-name="T23">admis() </text:span></text:span><text:span text:style-name="T22">qui permet créer le fichier </text:span><text:span text:style-name="T24">admis.txt</text:span><text:span text:style-name="T22"> comportant les données relatives aux candidat admis</text:span></text:p>
          <text:p text:style-name="P10"><text:span text:style-name="T15"/></text:p>
        </text:list-item>
        <text:list-item>
          <text:p text:style-name="P12"><text:span text:style-name="T22"><text:s text:c="2"/>Afin de sélectionner en priorité les candidats admis et âgés moins de 30 ans, créer la fonction </text:span><text:span text:style-name="Strong_20_Emphasis"><text:span text:style-name="T23">attente()</text:span></text:span><text:span text:style-name="T22"> qui produira à partir du fichier </text:span><text:span text:style-name="Strong_20_Emphasis"><text:span text:style-name="T23">admis.txt,</text:span></text:span><text:span text:style-name="T22"> un nouveau fichier intitulé attente.txt comportant les données relatives aux candidats admis et âgés plus que 30 ans. Une ligne du fichier </text:span><text:span text:style-name="Strong_20_Emphasis"><text:span text:style-name="T23">attente.txt</text:span></text:span><text:span text:style-name="T22"> comprend le </text:span><text:span text:style-name="Strong_20_Emphasis"><text:span text:style-name="T23">NCIN</text:span></text:span><text:span text:style-name="T22">, le </text:span><text:span text:style-name="Strong_20_Emphasis"><text:span text:style-name="T23">NOM</text:span></text:span><text:span text:style-name="T22"> et </text:span><text:span text:style-name="Strong_20_Emphasis"><text:span text:style-name="T23">PRENOM</text:span></text:span><text:span text:style-name="T22"> d’un candidat séparés par point virgule (</text:span><text:span text:style-name="Strong_20_Emphasis"><text:span text:style-name="T23">;</text:span></text:span><text:span text:style-name="T22">).</text:span></text:p>
          <text:p text:style-name="P10"><text:span text:style-name="T15"/></text:p>
        </text:list-item>
        <text:list-item>
          <text:p text:style-name="P12"><text:span text:style-name="T22"><text:s text:c="2"/>Définir la fonction </text:span><text:span text:style-name="Strong_20_Emphasis"><text:span text:style-name="T23">statistiques(dec) </text:span></text:span><text:span text:style-name="T22">qui permet de retourner le pourcentage des candidats pour la décision </text:span><text:span text:style-name="Strong_20_Emphasis"><text:span text:style-name="T23">dec</text:span></text:span><text:span text:style-name="T22"> (</text:span><text:span text:style-name="Strong_20_Emphasis"><text:span text:style-name="T23">admis, refusé et ajourné</text:span></text:span><text:span text:style-name="T22">). Exemple : Le pourcentage des candidats admis = (Nombre des candidats admis / Nombre des candidats) *100</text:span></text:p>
          <text:p text:style-name="P10"><text:span text:style-name="T15"/></text:p>
        </text:list-item>
        <text:list-item>
          <text:p text:style-name="P12"><text:span text:style-name="T22"><text:s text:c="2"/>Définir la fonction </text:span><text:span text:style-name="Strong_20_Emphasis"><text:span text:style-name="T23">supprimer() </text:span></text:span><text:span text:style-name="T22">qui supprimera du fichier </text:span><text:span text:style-name="T24">admis.txt</text:span><text:span text:style-name="T22"> les candidat âgés plus que 30</text:span></text:p>
        </text:list-item>
      </text:list>
      <text:p text:style-name="P11"/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<text:soft-page-break/><text:span text:style-name="T20">Proposition</text:span></text:p>
      <text:p text:style-name="P14"><text:span text:style-name="T20"/></text:p>
      <text:section text:style-name="Sect1" text:name="highlighter_286182">
        <table:table table:name="Tableau1" table:style-name="Tableau1">
          <table:table-column table:style-name="Tableau1.A"/>
          <table:table-row table:style-name="TableLine94044424292640">
            <table:table-cell table:style-name="Tableau1.A1" office:value-type="string">
              <text:p text:style-name="P6"><text:span text:style-name="Source_20_Text"><text:span text:style-name="T29">def</text:span></text:span><text:span text:style-name="T30"> </text:span><text:span text:style-name="Source_20_Text"><text:span text:style-name="T27">saisir():</text:span></text:span></text:p>
              <text:p text:style-name="P6"><text:span text:style-name="Source_20_Text"><text:span text:style-name="T31">    </text:span></text:span><text:span text:style-name="Source_20_Text"><text:span text:style-name="T27">new </text:span></text:span><text:span text:style-name="Source_20_Text"><text:span text:style-name="T29">=</text:span></text:span><text:span text:style-name="T30"> </text:span><text:span text:style-name="Source_20_Text"><text:span text:style-name="T32">"O"</text:span></text:span><text:span text:style-name="T30">  </text:span><text:span text:style-name="Source_20_Text"><text:span text:style-name="T33"># O -&gt; oui ; N -&gt; non</text:span></text:span></text:p>
              <text:p text:style-name="P6"><text:span text:style-name="Source_20_Text"><text:span text:style-name="T31">    </text:span></text:span><text:span text:style-name="Source_20_Text"><text:span text:style-name="T27">fichier </text:span></text:span><text:span text:style-name="Source_20_Text"><text:span text:style-name="T29">=</text:span></text:span><text:span text:style-name="T30"> </text:span><text:span text:style-name="Source_20_Text"><text:span text:style-name="T34">open</text:span></text:span><text:span text:style-name="Source_20_Text"><text:span text:style-name="T27">(</text:span></text:span><text:span text:style-name="Source_20_Text"><text:span text:style-name="T32">"concours.txt"</text:span></text:span><text:span text:style-name="Source_20_Text"><text:span text:style-name="T27">, </text:span></text:span><text:span text:style-name="Source_20_Text"><text:span text:style-name="T32">"a"</text:span></text:span><text:span text:style-name="Source_20_Text"><text:span text:style-name="T27">)</text:span></text:span></text:p>
              <text:p text:style-name="P6"><text:span text:style-name="Source_20_Text"><text:span text:style-name="T31">    </text:span></text:span><text:span text:style-name="Source_20_Text"><text:span text:style-name="T27">decision </text:span></text:span><text:span text:style-name="Source_20_Text"><text:span text:style-name="T29">=</text:span></text:span><text:span text:style-name="T30"> </text:span><text:span text:style-name="Source_20_Text"><text:span text:style-name="T27">{</text:span></text:span><text:span text:style-name="Source_20_Text"><text:span text:style-name="T32">"a"</text:span></text:span><text:span text:style-name="Source_20_Text"><text:span text:style-name="T27">: </text:span></text:span><text:span text:style-name="Source_20_Text"><text:span text:style-name="T32">"admis(e)"</text:span></text:span><text:span text:style-name="Source_20_Text"><text:span text:style-name="T27">, </text:span></text:span><text:span text:style-name="Source_20_Text"><text:span text:style-name="T32">"r"</text:span></text:span><text:span text:style-name="Source_20_Text"><text:span text:style-name="T27">: </text:span></text:span><text:span text:style-name="Source_20_Text"><text:span text:style-name="T32">"refuse(e)"</text:span></text:span><text:span text:style-name="Source_20_Text"><text:span text:style-name="T27">, </text:span></text:span><text:span text:style-name="Source_20_Text"><text:span text:style-name="T32">"aj"</text:span></text:span><text:span text:style-name="Source_20_Text"><text:span text:style-name="T27">: </text:span></text:span><text:span text:style-name="Source_20_Text"><text:span text:style-name="T32">"ajourne(e)"</text:span></text:span><text:span text:style-name="Source_20_Text"><text:span text:style-name="T27">}</text:span></text:span></text:p>
              <text:p text:style-name="P6"><text:span text:style-name="Source_20_Text"><text:span text:style-name="T27"/></text:span></text:p>
              <text:p text:style-name="P6"><text:span text:style-name="Source_20_Text"><text:span text:style-name="T31">    </text:span></text:span><text:span text:style-name="Source_20_Text"><text:span text:style-name="T29">while</text:span></text:span><text:span text:style-name="T30"> </text:span><text:span text:style-name="Source_20_Text"><text:span text:style-name="T27">new </text:span></text:span><text:span text:style-name="Source_20_Text"><text:span text:style-name="T29">==</text:span></text:span><text:span text:style-name="T30"> </text:span><text:span text:style-name="Source_20_Text"><text:span text:style-name="T32">"O"</text:span></text:span><text:span text:style-name="Source_20_Text"><text:span text:style-name="T27">:</text:span></text:span></text:p>
              <text:p text:style-name="P6"><text:span text:style-name="Source_20_Text"><text:span text:style-name="T31">        </text:span></text:span><text:span text:style-name="Source_20_Text"><text:span text:style-name="T27">cin </text:span></text:span><text:span text:style-name="Source_20_Text"><text:span text:style-name="T29">=</text:span></text:span><text:span text:style-name="T30"> </text:span><text:span text:style-name="Source_20_Text"><text:span text:style-name="T34">input</text:span></text:span><text:span text:style-name="Source_20_Text"><text:span text:style-name="T27">(</text:span></text:span><text:span text:style-name="Source_20_Text"><text:span text:style-name="T32">"Saisir le Numero CIN : "</text:span></text:span><text:span text:style-name="Source_20_Text"><text:span text:style-name="T27">)</text:span></text:span></text:p>
              <text:p text:style-name="P6"><text:span text:style-name="Source_20_Text"><text:span text:style-name="T31">        </text:span></text:span><text:span text:style-name="Source_20_Text"><text:span text:style-name="T27">nom </text:span></text:span><text:span text:style-name="Source_20_Text"><text:span text:style-name="T29">=</text:span></text:span><text:span text:style-name="T30"> </text:span><text:span text:style-name="Source_20_Text"><text:span text:style-name="T34">input</text:span></text:span><text:span text:style-name="Source_20_Text"><text:span text:style-name="T27">(</text:span></text:span><text:span text:style-name="Source_20_Text"><text:span text:style-name="T32">"Saisir le Nom : "</text:span></text:span><text:span text:style-name="Source_20_Text"><text:span text:style-name="T27">)</text:span></text:span></text:p>
              <text:p text:style-name="P6"><text:span text:style-name="Source_20_Text"><text:span text:style-name="T31">        </text:span></text:span><text:span text:style-name="Source_20_Text"><text:span text:style-name="T27">prenom </text:span></text:span><text:span text:style-name="Source_20_Text"><text:span text:style-name="T29">=</text:span></text:span><text:span text:style-name="T30"> </text:span><text:span text:style-name="Source_20_Text"><text:span text:style-name="T34">input</text:span></text:span><text:span text:style-name="Source_20_Text"><text:span text:style-name="T27">(</text:span></text:span><text:span text:style-name="Source_20_Text"><text:span text:style-name="T32">"Saisir le prenom : "</text:span></text:span><text:span text:style-name="Source_20_Text"><text:span text:style-name="T27">)</text:span></text:span></text:p>
              <text:p text:style-name="P6"><text:span text:style-name="Source_20_Text"><text:span text:style-name="T31">        </text:span></text:span><text:span text:style-name="Source_20_Text"><text:span text:style-name="T27">age </text:span></text:span><text:span text:style-name="Source_20_Text"><text:span text:style-name="T29">=</text:span></text:span><text:span text:style-name="T30"> </text:span><text:span text:style-name="Source_20_Text"><text:span text:style-name="T34">input</text:span></text:span><text:span text:style-name="Source_20_Text"><text:span text:style-name="T27">(</text:span></text:span><text:span text:style-name="Source_20_Text"><text:span text:style-name="T32">"saisir l age "</text:span></text:span><text:span text:style-name="Source_20_Text"><text:span text:style-name="T27">)</text:span></text:span></text:p>
              <text:p text:style-name="P6"><text:span text:style-name="Source_20_Text"><text:span text:style-name="T31">        </text:span></text:span><text:span text:style-name="Source_20_Text"><text:span text:style-name="T27">dec </text:span></text:span><text:span text:style-name="Source_20_Text"><text:span text:style-name="T29">=</text:span></text:span><text:span text:style-name="T30"> </text:span><text:span text:style-name="Source_20_Text"><text:span text:style-name="T34">input</text:span></text:span><text:span text:style-name="Source_20_Text"><text:span text:style-name="T27">("saisir la decision a(admis(e))</text:span></text:span></text:p>
              <text:p text:style-name="P6"><text:span text:style-name="Source_20_Text"><text:span text:style-name="T31">                    </text:span></text:span><text:span text:style-name="Source_20_Text"><text:span text:style-name="T27">r(refuse(e))</text:span></text:span></text:p>
              <text:p text:style-name="P6"><text:span text:style-name="Source_20_Text"><text:span text:style-name="T31">                    </text:span></text:span><text:span text:style-name="Source_20_Text"><text:span text:style-name="T27">aj(ajourne(e)): ")</text:span></text:span></text:p>
              <text:p text:style-name="P6"><text:span text:style-name="Source_20_Text"><text:span text:style-name="T31">        </text:span></text:span><text:span text:style-name="Source_20_Text"><text:span text:style-name="T27">ligne </text:span></text:span><text:span text:style-name="Source_20_Text"><text:span text:style-name="T29">=</text:span></text:span><text:span text:style-name="T30"> </text:span><text:span text:style-name="Source_20_Text"><text:span text:style-name="T27">cin</text:span></text:span><text:span text:style-name="Source_20_Text"><text:span text:style-name="T29">+</text:span></text:span><text:span text:style-name="Source_20_Text"><text:span text:style-name="T32">";"</text:span></text:span><text:span text:style-name="Source_20_Text"><text:span text:style-name="T29">+</text:span></text:span><text:span text:style-name="Source_20_Text"><text:span text:style-name="T27">nom</text:span></text:span><text:span text:style-name="Source_20_Text"><text:span text:style-name="T29">+</text:span></text:span><text:span text:style-name="Source_20_Text"><text:span text:style-name="T32">";"</text:span></text:span><text:span text:style-name="Source_20_Text"><text:span text:style-name="T29">+</text:span></text:span><text:span text:style-name="Source_20_Text"><text:span text:style-name="T27">prenom</text:span></text:span><text:span text:style-name="Source_20_Text"><text:span text:style-name="T29">+</text:span></text:span><text:span text:style-name="Source_20_Text"><text:span text:style-name="T32">";"</text:span></text:span><text:span text:style-name="Source_20_Text"><text:span text:style-name="T29">+</text:span></text:span><text:span text:style-name="Source_20_Text"><text:span text:style-name="T27">age</text:span></text:span><text:span text:style-name="Source_20_Text"><text:span text:style-name="T29">+</text:span></text:span><text:span text:style-name="Source_20_Text"><text:span text:style-name="T32">";"</text:span></text:span><text:span text:style-name="Source_20_Text"><text:span text:style-name="T29">+</text:span></text:span><text:span text:style-name="Source_20_Text"><text:span text:style-name="T27">decision[dec]</text:span></text:span><text:span text:style-name="Source_20_Text"><text:span text:style-name="T29">+</text:span></text:span><text:span text:style-name="Source_20_Text"><text:span text:style-name="T32">"\n"</text:span></text:span></text:p>
              <text:p text:style-name="P6"><text:span text:style-name="Source_20_Text"><text:span text:style-name="T31">        </text:span></text:span><text:span text:style-name="Source_20_Text"><text:span text:style-name="T27">fichier.write(ligne)</text:span></text:span></text:p>
              <text:p text:style-name="P6"><text:span text:style-name="Source_20_Text"><text:span text:style-name="T31">        </text:span></text:span><text:span text:style-name="Source_20_Text"><text:span text:style-name="T27">new </text:span></text:span><text:span text:style-name="Source_20_Text"><text:span text:style-name="T29">=</text:span></text:span><text:span text:style-name="T30"> </text:span><text:span text:style-name="Source_20_Text"><text:span text:style-name="T34">input</text:span></text:span><text:span text:style-name="Source_20_Text"><text:span text:style-name="T27">(</text:span></text:span><text:span text:style-name="Source_20_Text"><text:span text:style-name="T32">"Saisir un nouveau candidat, (O / N) ?"</text:span></text:span><text:span text:style-name="Source_20_Text"><text:span text:style-name="T27">)</text:span></text:span></text:p>
              <text:p text:style-name="P6"><text:span text:style-name="Source_20_Text"><text:span text:style-name="T31">    </text:span></text:span><text:span text:style-name="Source_20_Text"><text:span text:style-name="T27">fichier.close()</text:span></text:span></text:p>
              <text:p text:style-name="P7"/>
              <text:p text:style-name="P7"/>
              <text:p text:style-name="P7"> </text:p>
              <text:p text:style-name="P6"><text:span text:style-name="Source_20_Text"><text:span text:style-name="T29">def</text:span></text:span><text:span text:style-name="T30"> </text:span><text:span text:style-name="Source_20_Text"><text:span text:style-name="T27">admis():</text:span></text:span></text:p>
              <text:p text:style-name="P6"><text:span text:style-name="Source_20_Text"><text:span text:style-name="T31">    </text:span></text:span><text:span text:style-name="Source_20_Text"><text:span text:style-name="T27">fichier </text:span></text:span><text:span text:style-name="Source_20_Text"><text:span text:style-name="T29">=</text:span></text:span><text:span text:style-name="T30"> </text:span><text:span text:style-name="Source_20_Text"><text:span text:style-name="T34">open</text:span></text:span><text:span text:style-name="Source_20_Text"><text:span text:style-name="T27">(</text:span></text:span><text:span text:style-name="Source_20_Text"><text:span text:style-name="T32">"concours.txt"</text:span></text:span><text:span text:style-name="Source_20_Text"><text:span text:style-name="T27">)</text:span></text:span></text:p>
              <text:p text:style-name="P6"><text:span text:style-name="Source_20_Text"><text:span text:style-name="T31">    </text:span></text:span><text:span text:style-name="Source_20_Text"><text:span text:style-name="T27">dest </text:span></text:span><text:span text:style-name="Source_20_Text"><text:span text:style-name="T29">=</text:span></text:span><text:span text:style-name="T30"> </text:span><text:span text:style-name="Source_20_Text"><text:span text:style-name="T34">open</text:span></text:span><text:span text:style-name="Source_20_Text"><text:span text:style-name="T27">(</text:span></text:span><text:span text:style-name="Source_20_Text"><text:span text:style-name="T32">"admis.txt"</text:span></text:span><text:span text:style-name="Source_20_Text"><text:span text:style-name="T27">, </text:span></text:span><text:span text:style-name="Source_20_Text"><text:span text:style-name="T32">"a"</text:span></text:span><text:span text:style-name="Source_20_Text"><text:span text:style-name="T27">)</text:span></text:span></text:p>
              <text:p text:style-name="P6"><text:span text:style-name="Source_20_Text"><text:span text:style-name="T31">    </text:span></text:span><text:span text:style-name="Source_20_Text"><text:span text:style-name="T29">for</text:span></text:span><text:span text:style-name="T30"> </text:span><text:span text:style-name="Source_20_Text"><text:span text:style-name="T27">ligne </text:span></text:span><text:span text:style-name="Source_20_Text"><text:span text:style-name="T29">in</text:span></text:span><text:span text:style-name="T30"> </text:span><text:span text:style-name="Source_20_Text"><text:span text:style-name="T27">fichier:</text:span></text:span></text:p>
              <text:p text:style-name="P6"><text:span text:style-name="Source_20_Text"><text:span text:style-name="T31">        </text:span></text:span><text:span text:style-name="Source_20_Text"><text:span text:style-name="T27">L </text:span></text:span><text:span text:style-name="Source_20_Text"><text:span text:style-name="T29">=</text:span></text:span><text:span text:style-name="T30"> </text:span><text:span text:style-name="Source_20_Text"><text:span text:style-name="T27">ligne.split(</text:span></text:span><text:span text:style-name="Source_20_Text"><text:span text:style-name="T32">";"</text:span></text:span><text:span text:style-name="Source_20_Text"><text:span text:style-name="T27">)</text:span></text:span></text:p>
              <text:p text:style-name="P6"><text:span text:style-name="Source_20_Text"><text:span text:style-name="T31">        </text:span></text:span><text:span text:style-name="Source_20_Text"><text:span text:style-name="T29">if</text:span></text:span><text:span text:style-name="T30"> </text:span><text:span text:style-name="Source_20_Text"><text:span text:style-name="T27">L[</text:span></text:span><text:span text:style-name="Source_20_Text"><text:span text:style-name="T35">4</text:span></text:span><text:span text:style-name="Source_20_Text"><text:span text:style-name="T27">].strip() </text:span></text:span><text:span text:style-name="Source_20_Text"><text:span text:style-name="T29">==</text:span></text:span><text:span text:style-name="T30"> </text:span><text:span text:style-name="Source_20_Text"><text:span text:style-name="T32">"admis(e)"</text:span></text:span><text:span text:style-name="Source_20_Text"><text:span text:style-name="T27">:</text:span></text:span></text:p>
              <text:p text:style-name="P6"><text:span text:style-name="Source_20_Text"><text:span text:style-name="T31">            </text:span></text:span><text:span text:style-name="Source_20_Text"><text:span text:style-name="T27">dest.write(ligne)</text:span></text:span></text:p>
              <text:p text:style-name="P6"><text:span text:style-name="Source_20_Text"><text:span text:style-name="T31">    </text:span></text:span><text:span text:style-name="Source_20_Text"><text:span text:style-name="T27">fichier.close()</text:span></text:span></text:p>
              <text:p text:style-name="P6"><text:span text:style-name="Source_20_Text"><text:span text:style-name="T31">    </text:span></text:span><text:span text:style-name="Source_20_Text"><text:span text:style-name="T27">dest.close()</text:span></text:span></text:p>
              <text:p text:style-name="P7"> </text:p>
              <text:p text:style-name="P7"/>
              <text:p text:style-name="P7"/>
              <text:p text:style-name="P7"/>
              <text:p text:style-name="P6"><text:span text:style-name="Source_20_Text"><text:span text:style-name="T29">def</text:span></text:span><text:span text:style-name="T30"> </text:span><text:span text:style-name="Source_20_Text"><text:span text:style-name="T27">attente():</text:span></text:span></text:p>
              <text:p text:style-name="P6"><text:span text:style-name="Source_20_Text"><text:span text:style-name="T31">    </text:span></text:span><text:span text:style-name="Source_20_Text"><text:span text:style-name="T27">fichier </text:span></text:span><text:span text:style-name="Source_20_Text"><text:span text:style-name="T29">=</text:span></text:span><text:span text:style-name="T30"> </text:span><text:span text:style-name="Source_20_Text"><text:span text:style-name="T34">open</text:span></text:span><text:span text:style-name="Source_20_Text"><text:span text:style-name="T27">(</text:span></text:span><text:span text:style-name="Source_20_Text"><text:span text:style-name="T32">"admis.txt"</text:span></text:span><text:span text:style-name="Source_20_Text"><text:span text:style-name="T27">)</text:span></text:span></text:p>
              <text:p text:style-name="P6"><text:span text:style-name="Source_20_Text"><text:span text:style-name="T31">    </text:span></text:span><text:span text:style-name="Source_20_Text"><text:span text:style-name="T27">dest </text:span></text:span><text:span text:style-name="Source_20_Text"><text:span text:style-name="T29">=</text:span></text:span><text:span text:style-name="T30"> </text:span><text:span text:style-name="Source_20_Text"><text:span text:style-name="T34">open</text:span></text:span><text:span text:style-name="Source_20_Text"><text:span text:style-name="T27">(</text:span></text:span><text:span text:style-name="Source_20_Text"><text:span text:style-name="T32">"attente.txt"</text:span></text:span><text:span text:style-name="Source_20_Text"><text:span text:style-name="T27">, </text:span></text:span><text:span text:style-name="Source_20_Text"><text:span text:style-name="T32">"a"</text:span></text:span><text:span text:style-name="Source_20_Text"><text:span text:style-name="T27">)</text:span></text:span></text:p>
              <text:p text:style-name="P6"><text:span text:style-name="Source_20_Text"><text:span text:style-name="T31">    </text:span></text:span><text:span text:style-name="Source_20_Text"><text:span text:style-name="T29">for</text:span></text:span><text:span text:style-name="T30"> </text:span><text:span text:style-name="Source_20_Text"><text:span text:style-name="T27">ligne </text:span></text:span><text:span text:style-name="Source_20_Text"><text:span text:style-name="T29">in</text:span></text:span><text:span text:style-name="T30"> </text:span><text:span text:style-name="Source_20_Text"><text:span text:style-name="T27">fichier:</text:span></text:span></text:p>
              <text:p text:style-name="P6"><text:span text:style-name="Source_20_Text"><text:span text:style-name="T31">        </text:span></text:span><text:span text:style-name="Source_20_Text"><text:span text:style-name="T27">L </text:span></text:span><text:span text:style-name="Source_20_Text"><text:span text:style-name="T29">=</text:span></text:span><text:span text:style-name="T30"> </text:span><text:span text:style-name="Source_20_Text"><text:span text:style-name="T27">ligne.split(</text:span></text:span><text:span text:style-name="Source_20_Text"><text:span text:style-name="T32">";"</text:span></text:span><text:span text:style-name="Source_20_Text"><text:span text:style-name="T27">)</text:span></text:span></text:p>
              <text:p text:style-name="P6"><text:span text:style-name="Source_20_Text"><text:span text:style-name="T31">        </text:span></text:span><text:span text:style-name="Source_20_Text"><text:span text:style-name="T29">if</text:span></text:span><text:span text:style-name="T30"> </text:span><text:span text:style-name="Source_20_Text"><text:span text:style-name="T34">int</text:span></text:span><text:span text:style-name="Source_20_Text"><text:span text:style-name="T27">(L[</text:span></text:span><text:span text:style-name="Source_20_Text"><text:span text:style-name="T35">3</text:span></text:span><text:span text:style-name="Source_20_Text"><text:span text:style-name="T27">]) &gt;</text:span></text:span><text:span text:style-name="Source_20_Text"><text:span text:style-name="T29">=</text:span></text:span><text:span text:style-name="T30"> </text:span><text:span text:style-name="Source_20_Text"><text:span text:style-name="T35">30</text:span></text:span><text:span text:style-name="Source_20_Text"><text:span text:style-name="T27">:</text:span></text:span></text:p>
              <text:p text:style-name="P6"><text:span text:style-name="Source_20_Text"><text:span text:style-name="T31">            </text:span></text:span><text:span text:style-name="Source_20_Text"><text:span text:style-name="T27">enreg </text:span></text:span><text:span text:style-name="Source_20_Text"><text:span text:style-name="T29">=</text:span></text:span><text:span text:style-name="T30"> </text:span><text:span text:style-name="Source_20_Text"><text:span text:style-name="T27">L[</text:span></text:span><text:span text:style-name="Source_20_Text"><text:span text:style-name="T35">0</text:span></text:span><text:span text:style-name="Source_20_Text"><text:span text:style-name="T27">]</text:span></text:span><text:span text:style-name="Source_20_Text"><text:span text:style-name="T29">+</text:span></text:span><text:span text:style-name="Source_20_Text"><text:span text:style-name="T32">";"</text:span></text:span><text:span text:style-name="Source_20_Text"><text:span text:style-name="T29">+</text:span></text:span><text:span text:style-name="Source_20_Text"><text:span text:style-name="T27">L[</text:span></text:span><text:span text:style-name="Source_20_Text"><text:span text:style-name="T35">1</text:span></text:span><text:span text:style-name="Source_20_Text"><text:span text:style-name="T27">]</text:span></text:span><text:span text:style-name="Source_20_Text"><text:span text:style-name="T29">+</text:span></text:span><text:span text:style-name="Source_20_Text"><text:span text:style-name="T32">";"</text:span></text:span><text:span text:style-name="Source_20_Text"><text:span text:style-name="T29">+</text:span></text:span><text:span text:style-name="Source_20_Text"><text:span text:style-name="T27">L[</text:span></text:span><text:span text:style-name="Source_20_Text"><text:span text:style-name="T35">2</text:span></text:span><text:span text:style-name="Source_20_Text"><text:span text:style-name="T27">]</text:span></text:span><text:span text:style-name="Source_20_Text"><text:span text:style-name="T29">+</text:span></text:span><text:span text:style-name="Source_20_Text"><text:span text:style-name="T32">"\n"</text:span></text:span></text:p>
              <text:p text:style-name="P6"><text:span text:style-name="Source_20_Text"><text:span text:style-name="T31">            </text:span></text:span><text:span text:style-name="Source_20_Text"><text:span text:style-name="T27">dest.write(enreg)</text:span></text:span></text:p>
              <text:p text:style-name="P6"><text:span text:style-name="Source_20_Text"><text:span text:style-name="T31">    </text:span></text:span><text:span text:style-name="Source_20_Text"><text:span text:style-name="T27">fichier.close()</text:span></text:span></text:p>
              <text:p text:style-name="P6"><text:span text:style-name="Source_20_Text"><text:span text:style-name="T31">    </text:span></text:span><text:span text:style-name="Source_20_Text"><text:span text:style-name="T27">dest.close()</text:span></text:span></text:p>
              <text:p text:style-name="P7"> </text:p>
              <text:p text:style-name="P7"/>
              <text:p text:style-name="P7"/>
              <text:p text:style-name="P7"/>
              <text:p text:style-name="P6"><text:soft-page-break/><text:span text:style-name="Source_20_Text"><text:span text:style-name="T29">def</text:span></text:span><text:span text:style-name="T30"> </text:span><text:span text:style-name="Source_20_Text"><text:span text:style-name="T27">statistiques(dec):</text:span></text:span></text:p>
              <text:p text:style-name="P6"><text:span text:style-name="Source_20_Text"><text:span text:style-name="T31">    </text:span></text:span><text:span text:style-name="Source_20_Text"><text:span text:style-name="T27">fichier </text:span></text:span><text:span text:style-name="Source_20_Text"><text:span text:style-name="T29">=</text:span></text:span><text:span text:style-name="T30"> </text:span><text:span text:style-name="Source_20_Text"><text:span text:style-name="T34">open</text:span></text:span><text:span text:style-name="Source_20_Text"><text:span text:style-name="T27">(</text:span></text:span><text:span text:style-name="Source_20_Text"><text:span text:style-name="T32">"concours.txt"</text:span></text:span><text:span text:style-name="Source_20_Text"><text:span text:style-name="T27">)</text:span></text:span></text:p>
              <text:p text:style-name="P6"><text:span text:style-name="Source_20_Text"><text:span text:style-name="T31">    </text:span></text:span><text:span text:style-name="Source_20_Text"><text:span text:style-name="T27">L </text:span></text:span><text:span text:style-name="Source_20_Text"><text:span text:style-name="T29">=</text:span></text:span><text:span text:style-name="T30"> </text:span><text:span text:style-name="Source_20_Text"><text:span text:style-name="T27">fichier.readlines()</text:span></text:span></text:p>
              <text:p text:style-name="P6"><text:span text:style-name="Source_20_Text"><text:span text:style-name="T31">    </text:span></text:span><text:span text:style-name="Source_20_Text"><text:span text:style-name="T27">fichier.close()</text:span></text:span></text:p>
              <text:p text:style-name="P6"><text:span text:style-name="Source_20_Text"><text:span text:style-name="T31">    </text:span></text:span><text:span text:style-name="Source_20_Text"><text:span text:style-name="T27">L1 </text:span></text:span><text:span text:style-name="Source_20_Text"><text:span text:style-name="T29">=</text:span></text:span><text:span text:style-name="T30"> </text:span><text:span text:style-name="Source_20_Text"><text:span text:style-name="T27">[]  </text:span></text:span><text:span text:style-name="Source_20_Text"><text:span text:style-name="T33"># candidats admis</text:span></text:span></text:p>
              <text:p text:style-name="P6"><text:span text:style-name="Source_20_Text"><text:span text:style-name="T31">    </text:span></text:span><text:span text:style-name="Source_20_Text"><text:span text:style-name="T27">L2 </text:span></text:span><text:span text:style-name="Source_20_Text"><text:span text:style-name="T29">=</text:span></text:span><text:span text:style-name="T30"> </text:span><text:span text:style-name="Source_20_Text"><text:span text:style-name="T27">[]  </text:span></text:span><text:span text:style-name="Source_20_Text"><text:span text:style-name="T33"># candidats refuses</text:span></text:span></text:p>
              <text:p text:style-name="P6"><text:span text:style-name="Source_20_Text"><text:span text:style-name="T31">    </text:span></text:span><text:span text:style-name="Source_20_Text"><text:span text:style-name="T27">L3 </text:span></text:span><text:span text:style-name="Source_20_Text"><text:span text:style-name="T29">=</text:span></text:span><text:span text:style-name="T30"> </text:span><text:span text:style-name="Source_20_Text"><text:span text:style-name="T27">[]  </text:span></text:span><text:span text:style-name="Source_20_Text"><text:span text:style-name="T33"># candidats ajournes</text:span></text:span></text:p>
              <text:p text:style-name="P6"><text:span text:style-name="Source_20_Text"><text:span text:style-name="T31">    </text:span></text:span><text:span text:style-name="Source_20_Text"><text:span text:style-name="T29">for</text:span></text:span><text:span text:style-name="T30"> </text:span><text:span text:style-name="Source_20_Text"><text:span text:style-name="T27">ligne </text:span></text:span><text:span text:style-name="Source_20_Text"><text:span text:style-name="T29">in</text:span></text:span><text:span text:style-name="T30"> </text:span><text:span text:style-name="Source_20_Text"><text:span text:style-name="T27">L:</text:span></text:span></text:p>
              <text:p text:style-name="P6"><text:span text:style-name="Source_20_Text"><text:span text:style-name="T31">        </text:span></text:span><text:span text:style-name="Source_20_Text"><text:span text:style-name="T27">L </text:span></text:span><text:span text:style-name="Source_20_Text"><text:span text:style-name="T29">=</text:span></text:span><text:span text:style-name="T30"> </text:span><text:span text:style-name="Source_20_Text"><text:span text:style-name="T27">ligne.split(</text:span></text:span><text:span text:style-name="Source_20_Text"><text:span text:style-name="T32">";"</text:span></text:span><text:span text:style-name="Source_20_Text"><text:span text:style-name="T27">)</text:span></text:span></text:p>
              <text:p text:style-name="P6"><text:span text:style-name="Source_20_Text"><text:span text:style-name="T31">        </text:span></text:span><text:span text:style-name="Source_20_Text"><text:span text:style-name="T29">if</text:span></text:span><text:span text:style-name="T30"> </text:span><text:span text:style-name="Source_20_Text"><text:span text:style-name="T27">L[</text:span></text:span><text:span text:style-name="Source_20_Text"><text:span text:style-name="T35">4</text:span></text:span><text:span text:style-name="Source_20_Text"><text:span text:style-name="T27">].strip() </text:span></text:span><text:span text:style-name="Source_20_Text"><text:span text:style-name="T29">==</text:span></text:span><text:span text:style-name="T30"> </text:span><text:span text:style-name="Source_20_Text"><text:span text:style-name="T32">"admis(e)"</text:span></text:span><text:span text:style-name="Source_20_Text"><text:span text:style-name="T27">:</text:span></text:span></text:p>
              <text:p text:style-name="P6"><text:span text:style-name="Source_20_Text"><text:span text:style-name="T31">            </text:span></text:span><text:span text:style-name="Source_20_Text"><text:span text:style-name="T27">L1.append(ligne)</text:span></text:span></text:p>
              <text:p text:style-name="P6"><text:span text:style-name="Source_20_Text"><text:span text:style-name="T31">        </text:span></text:span><text:span text:style-name="Source_20_Text"><text:span text:style-name="T29">elif</text:span></text:span><text:span text:style-name="T30"> </text:span><text:span text:style-name="Source_20_Text"><text:span text:style-name="T27">L[</text:span></text:span><text:span text:style-name="Source_20_Text"><text:span text:style-name="T35">4</text:span></text:span><text:span text:style-name="Source_20_Text"><text:span text:style-name="T27">].strip() </text:span></text:span><text:span text:style-name="Source_20_Text"><text:span text:style-name="T29">==</text:span></text:span><text:span text:style-name="T30"> </text:span><text:span text:style-name="Source_20_Text"><text:span text:style-name="T32">"refuse(e)"</text:span></text:span><text:span text:style-name="Source_20_Text"><text:span text:style-name="T27">:</text:span></text:span></text:p>
              <text:p text:style-name="P6"><text:span text:style-name="Source_20_Text"><text:span text:style-name="T31">            </text:span></text:span><text:span text:style-name="Source_20_Text"><text:span text:style-name="T27">L2.append(ligne)</text:span></text:span></text:p>
              <text:p text:style-name="P6"><text:span text:style-name="Source_20_Text"><text:span text:style-name="T31">        </text:span></text:span><text:span text:style-name="Source_20_Text"><text:span text:style-name="T29">else</text:span></text:span><text:span text:style-name="Source_20_Text"><text:span text:style-name="T27">:</text:span></text:span></text:p>
              <text:p text:style-name="P6"><text:span text:style-name="Source_20_Text"><text:span text:style-name="T31">            </text:span></text:span><text:span text:style-name="Source_20_Text"><text:span text:style-name="T27">L3.append(ligne)</text:span></text:span></text:p>
              <text:p text:style-name="P6"><text:span text:style-name="Source_20_Text"><text:span text:style-name="T31">    </text:span></text:span><text:span text:style-name="Source_20_Text"><text:span text:style-name="T29">if</text:span></text:span><text:span text:style-name="T30"> </text:span><text:span text:style-name="Source_20_Text"><text:span text:style-name="T27">dec </text:span></text:span><text:span text:style-name="Source_20_Text"><text:span text:style-name="T29">==</text:span></text:span><text:span text:style-name="T30"> </text:span><text:span text:style-name="Source_20_Text"><text:span text:style-name="T32">"admis"</text:span></text:span><text:span text:style-name="Source_20_Text"><text:span text:style-name="T27">:</text:span></text:span></text:p>
              <text:p text:style-name="P6"><text:span text:style-name="Source_20_Text"><text:span text:style-name="T31">        </text:span></text:span><text:span text:style-name="Source_20_Text"><text:span text:style-name="T29">return</text:span></text:span><text:span text:style-name="T30"> </text:span><text:span text:style-name="Source_20_Text"><text:span text:style-name="T27">(</text:span></text:span><text:span text:style-name="Source_20_Text"><text:span text:style-name="T34">len</text:span></text:span><text:span text:style-name="Source_20_Text"><text:span text:style-name="T27">(L1)</text:span></text:span><text:span text:style-name="Source_20_Text"><text:span text:style-name="T29">/</text:span></text:span><text:span text:style-name="Source_20_Text"><text:span text:style-name="T34">len</text:span></text:span><text:span text:style-name="Source_20_Text"><text:span text:style-name="T27">(L))</text:span></text:span><text:span text:style-name="Source_20_Text"><text:span text:style-name="T29">*</text:span></text:span><text:span text:style-name="Source_20_Text"><text:span text:style-name="T35">100</text:span></text:span></text:p>
              <text:p text:style-name="P6"><text:span text:style-name="Source_20_Text"><text:span text:style-name="T31">    </text:span></text:span><text:span text:style-name="Source_20_Text"><text:span text:style-name="T29">elif</text:span></text:span><text:span text:style-name="T30"> </text:span><text:span text:style-name="Source_20_Text"><text:span text:style-name="T27">dec </text:span></text:span><text:span text:style-name="Source_20_Text"><text:span text:style-name="T29">==</text:span></text:span><text:span text:style-name="T30"> </text:span><text:span text:style-name="Source_20_Text"><text:span text:style-name="T32">"refuse"</text:span></text:span><text:span text:style-name="Source_20_Text"><text:span text:style-name="T27">:</text:span></text:span></text:p>
              <text:p text:style-name="P6"><text:span text:style-name="Source_20_Text"><text:span text:style-name="T31">        </text:span></text:span><text:span text:style-name="Source_20_Text"><text:span text:style-name="T29">return</text:span></text:span><text:span text:style-name="T30"> </text:span><text:span text:style-name="Source_20_Text"><text:span text:style-name="T27">(</text:span></text:span><text:span text:style-name="Source_20_Text"><text:span text:style-name="T34">len</text:span></text:span><text:span text:style-name="Source_20_Text"><text:span text:style-name="T27">(L2)</text:span></text:span><text:span text:style-name="Source_20_Text"><text:span text:style-name="T29">/</text:span></text:span><text:span text:style-name="Source_20_Text"><text:span text:style-name="T34">len</text:span></text:span><text:span text:style-name="Source_20_Text"><text:span text:style-name="T27">(L))</text:span></text:span><text:span text:style-name="Source_20_Text"><text:span text:style-name="T29">*</text:span></text:span><text:span text:style-name="Source_20_Text"><text:span text:style-name="T35">100</text:span></text:span></text:p>
              <text:p text:style-name="P6"><text:span text:style-name="Source_20_Text"><text:span text:style-name="T31">    </text:span></text:span><text:span text:style-name="Source_20_Text"><text:span text:style-name="T29">else</text:span></text:span><text:span text:style-name="Source_20_Text"><text:span text:style-name="T27">:</text:span></text:span></text:p>
              <text:p text:style-name="P6"><text:span text:style-name="Source_20_Text"><text:span text:style-name="T31">        </text:span></text:span><text:span text:style-name="Source_20_Text"><text:span text:style-name="T29">return</text:span></text:span><text:span text:style-name="T30"> </text:span><text:span text:style-name="Source_20_Text"><text:span text:style-name="T27">(</text:span></text:span><text:span text:style-name="Source_20_Text"><text:span text:style-name="T34">len</text:span></text:span><text:span text:style-name="Source_20_Text"><text:span text:style-name="T27">(L3)</text:span></text:span><text:span text:style-name="Source_20_Text"><text:span text:style-name="T29">/</text:span></text:span><text:span text:style-name="Source_20_Text"><text:span text:style-name="T34">len</text:span></text:span><text:span text:style-name="Source_20_Text"><text:span text:style-name="T27">(L))</text:span></text:span><text:span text:style-name="Source_20_Text"><text:span text:style-name="T29">*</text:span></text:span><text:span text:style-name="Source_20_Text"><text:span text:style-name="T35">100</text:span></text:span></text:p>
              <text:p text:style-name="P7"> </text:p>
              <text:p text:style-name="P7"> </text:p>
              <text:p text:style-name="P7"/>
              <text:p text:style-name="P7"/>
              <text:p text:style-name="P6"><text:span text:style-name="Source_20_Text"><text:span text:style-name="T29">def</text:span></text:span><text:span text:style-name="T30"> </text:span><text:span text:style-name="Source_20_Text"><text:span text:style-name="T27">supprimer():</text:span></text:span></text:p>
              <text:p text:style-name="P6"><text:span text:style-name="Source_20_Text"><text:span text:style-name="T31">    </text:span></text:span><text:span text:style-name="Source_20_Text"><text:span text:style-name="T27">fichier </text:span></text:span><text:span text:style-name="Source_20_Text"><text:span text:style-name="T29">=</text:span></text:span><text:span text:style-name="T30"> </text:span><text:span text:style-name="Source_20_Text"><text:span text:style-name="T34">open</text:span></text:span><text:span text:style-name="Source_20_Text"><text:span text:style-name="T27">(</text:span></text:span><text:span text:style-name="Source_20_Text"><text:span text:style-name="T32">"admis.txt"</text:span></text:span><text:span text:style-name="Source_20_Text"><text:span text:style-name="T27">)</text:span></text:span></text:p>
              <text:p text:style-name="P6"><text:span text:style-name="Source_20_Text"><text:span text:style-name="T31">    </text:span></text:span><text:span text:style-name="Source_20_Text"><text:span text:style-name="T27">candidat </text:span></text:span><text:span text:style-name="Source_20_Text"><text:span text:style-name="T29">=</text:span></text:span><text:span text:style-name="T30"> </text:span><text:span text:style-name="Source_20_Text"><text:span text:style-name="T27">[]  </text:span></text:span><text:span text:style-name="Source_20_Text"><text:span text:style-name="T33"># contient les candidats restants</text:span></text:span></text:p>
              <text:p text:style-name="P6"><text:span text:style-name="Source_20_Text"><text:span text:style-name="T31">    </text:span></text:span><text:span text:style-name="Source_20_Text"><text:span text:style-name="T29">for</text:span></text:span><text:span text:style-name="T30"> </text:span><text:span text:style-name="Source_20_Text"><text:span text:style-name="T27">ligne </text:span></text:span><text:span text:style-name="Source_20_Text"><text:span text:style-name="T29">in</text:span></text:span><text:span text:style-name="T30"> </text:span><text:span text:style-name="Source_20_Text"><text:span text:style-name="T27">fichier:</text:span></text:span></text:p>
              <text:p text:style-name="P6"><text:span text:style-name="Source_20_Text"><text:span text:style-name="T31">        </text:span></text:span><text:span text:style-name="Source_20_Text"><text:span text:style-name="T27">L </text:span></text:span><text:span text:style-name="Source_20_Text"><text:span text:style-name="T29">=</text:span></text:span><text:span text:style-name="T30"> </text:span><text:span text:style-name="Source_20_Text"><text:span text:style-name="T27">ligne.split(</text:span></text:span><text:span text:style-name="Source_20_Text"><text:span text:style-name="T32">";"</text:span></text:span><text:span text:style-name="Source_20_Text"><text:span text:style-name="T27">)</text:span></text:span></text:p>
              <text:p text:style-name="P6"><text:span text:style-name="Source_20_Text"><text:span text:style-name="T31">        </text:span></text:span><text:span text:style-name="Source_20_Text"><text:span text:style-name="T29">if</text:span></text:span><text:span text:style-name="T30"> </text:span><text:span text:style-name="Source_20_Text"><text:span text:style-name="T34">int</text:span></text:span><text:span text:style-name="Source_20_Text"><text:span text:style-name="T27">(L[</text:span></text:span><text:span text:style-name="Source_20_Text"><text:span text:style-name="T35">3</text:span></text:span><text:span text:style-name="Source_20_Text"><text:span text:style-name="T27">]) &lt; </text:span></text:span><text:span text:style-name="Source_20_Text"><text:span text:style-name="T35">30</text:span></text:span><text:span text:style-name="Source_20_Text"><text:span text:style-name="T27">:</text:span></text:span></text:p>
              <text:p text:style-name="P6"><text:span text:style-name="Source_20_Text"><text:span text:style-name="T31">            </text:span></text:span><text:span text:style-name="Source_20_Text"><text:span text:style-name="T27">candidat.append(ligne)</text:span></text:span></text:p>
              <text:p text:style-name="P6"><text:span text:style-name="Source_20_Text"><text:span text:style-name="T31">    </text:span></text:span><text:span text:style-name="Source_20_Text"><text:span text:style-name="T27">fichier.close()</text:span></text:span></text:p>
              <text:p text:style-name="P6"><text:span text:style-name="Source_20_Text"><text:span text:style-name="T31">    </text:span></text:span><text:span text:style-name="Source_20_Text"><text:span text:style-name="T33"># reecrire la nouvelle liste</text:span></text:span></text:p>
              <text:p text:style-name="P6"><text:span text:style-name="Source_20_Text"><text:span text:style-name="T31">    </text:span></text:span><text:span text:style-name="Source_20_Text"><text:span text:style-name="T27">fichier </text:span></text:span><text:span text:style-name="Source_20_Text"><text:span text:style-name="T29">=</text:span></text:span><text:span text:style-name="T30"> </text:span><text:span text:style-name="Source_20_Text"><text:span text:style-name="T34">open</text:span></text:span><text:span text:style-name="Source_20_Text"><text:span text:style-name="T27">(</text:span></text:span><text:span text:style-name="Source_20_Text"><text:span text:style-name="T32">"admis.txt"</text:span></text:span><text:span text:style-name="Source_20_Text"><text:span text:style-name="T27">, </text:span></text:span><text:span text:style-name="Source_20_Text"><text:span text:style-name="T32">"w"</text:span></text:span><text:span text:style-name="Source_20_Text"><text:span text:style-name="T27">)</text:span></text:span></text:p>
              <text:p text:style-name="P6"><text:span text:style-name="Source_20_Text"><text:span text:style-name="T31">    </text:span></text:span><text:span text:style-name="Source_20_Text"><text:span text:style-name="T27">fichier.writelines(candidat)</text:span></text:span></text:p>
              <text:p text:style-name="P6"><text:span text:style-name="Source_20_Text"><text:span text:style-name="T31">    </text:span></text:span><text:span text:style-name="Source_20_Text"><text:span text:style-name="T27">fichier.close()</text:span></text:span></text:p>
              <text:p text:style-name="P6"><text:span text:style-name="Source_20_Text"><text:span text:style-name="T28"/></text:span></text:p>
              <text:p text:style-name="P6"><text:span text:style-name="Source_20_Text"><text:span text:style-name="T28"/></text:span></text:p>
            </table:table-cell>
          </table:table-row>
        </table:table>
        <text:p text:style-name="P9"/>
      </text:section>
      <text:p text:style-name="P5"><text:span text:style-name="T20"/></text:p>
      <text:p text:style-name="P14"><text:span text:style-name="T20"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Bitstream Vera Sans Mono', 'Courier New', Courier, monospace"/>
    <style:font-face style:name="Lato" svg:font-family="Lato, sans-serif"/>
    <style:font-face style:name="Lohit Devanagari1" svg:font-family="'Lohit Devanagari'"/>
    <style:font-face style:name="Poppins" svg:font-family="Poppins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8T14:06:03.129056851</meta:creation-date>
    <dc:date>2022-03-28T14:15:19.429228071</dc:date>
    <meta:editing-duration>PT9M17S</meta:editing-duration>
    <meta:editing-cycles>1</meta:editing-cycles>
    <meta:document-statistic meta:table-count="1" meta:image-count="0" meta:object-count="0" meta:page-count="3" meta:paragraph-count="82" meta:word-count="428" meta:character-count="3383" meta:non-whitespace-character-count="2593"/>
    <meta:generator>LibreOffice/6.4.7.2$Linux_X86_64 LibreOffice_project/40$Build-2</meta:generator>
  </office:meta>
</office:document-meta>
</file>